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in" fo:margin-right="0in" fo:orphans="2" fo:widows="2" fo:text-indent="0in" style:auto-text-indent="false"/>
      <style:text-properties style:use-window-font-color="true" loext:opacity="0%" fo:background-color="transparent"/>
    </style:style>
    <style:style style:name="P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variant="normal" fo:text-transform="none" fo:color="#000000" loext:opacity="100%" style:font-name="Segoe UI" fo:font-size="10.5pt" fo:letter-spacing="normal" fo:font-style="normal" fo:font-weight="normal"/>
    </style:style>
    <style:style style:name="T2" style:family="text">
      <style:text-properties fo:font-variant="normal" fo:text-transform="none" style:font-name="Segoe UI" fo:font-size="10.5pt" fo:letter-spacing="normal" fo:font-style="normal" fo:font-weight="normal"/>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2">L5 Increasingly often is redundant</text:span><text:line-break/><text:span text:style-name="T2">L7 Need a comma: eSTZs, standards</text:span><text:line-break/><text:span text:style-name="T2">L8 suggest a more straight forward word like “lacking” or “absent” to be easily digestible (instead of wanting)</text:span><text:line-break/><text:span text:style-name="T2">L8 Recommend eSTZs,</text:span><text:line-break/><text:span text:style-name="T2">L9 “their distribution”</text:span><text:line-break/><text:span text:style-name="T2">L9 the link between guiding the distribution of eSTZs and increasing the focus of seed collection efforts is not clear to me (nor is the link between guiding distribution and fostering accessibility).</text:span><text:line-break/><text:span text:style-name="T2">L16-17 A short time period may lead to logistical challenges, but I don’t think you want to be suggesting how it makes people feel (stress). That’s an assumption that will vary person to person.</text:span><text:line-break/><text:span text:style-name="T2">L16-17 So the main challenge to alleviate is “the chances of simple mistakes being propagated into plans”? This may be better framed as streamlining effort to reduce confusion due to the lack of standards. Also, what do you consider a “simple mistake”? The reality of restoration is that most occurs using materials that are available and within the management budget. In other words, while STZs may be great tools, currently they hardly guide the use of materials, especially on a federal level.</text:span><text:line-break/><text:span text:style-name="T2">L18 their. Grammar not checked hereafter – heavy editing required.</text:span><text:line-break/><text:span text:style-name="T2">L28 What evidence do you have that eSTZs are popular? They seem to frustrate many managers and practitioners, who then fall back on using provisional seed transfer zones instead.</text:span><text:line-break/><text:span text:style-name="T2">L30 I’m not sure about #2 – some eSTZs based on genetics are less course, but eSTZs based on common garden data are just as complicated as pSTZs</text:span><text:line-break/><text:span text:style-name="T2">L35 “one-off’s” is too colloquial</text:span><text:line-break/><text:span text:style-name="T2">L35-L36 While standards… cite this statement, please</text:span><text:line-break/><text:span text:style-name="T2">L38-40 I don’t think you need to “posit” anything about why there are inconsistencies</text:span><text:line-break/><text:span text:style-name="T2">L41-51 This paragraph seems geared towards small scale restoration and shows a lack of understanding regarding the process of restoration at large scales (such as is done in the US by federal agencies). For example, seeding rates are known because practitioners purchase amounts of seed based on area and seeding rate. Oftentimes the practitioners who do the restoration at large scales never visit the site beforehand. Seed is purchased from warehouses according to a complex suite of considerations, including availability, price, constraints on what species may be included in mixes, etc.</text:span><text:line-break/><text:span text:style-name="T2">L57 I completely agree that standards on these data would be great, and anecdotally I know that eSTZs frustrate practitioners and managers. But, do you have a citation for this statement?</text:span><text:line-break/><text:span text:style-name="T2">L65 weird sentence, please revise</text:span><text:line-break/><text:span text:style-name="T2">L73-75 To be fair, shapefiles can be opened in R or Google Earth (i.e., GIS software not needed). Furthermore, the map displays the geographic extent of the shapefiles so that they do not need to be opened to figure out what they cover. Moreover, many of the eSTZs can be viewed directly on the WWETAC WebMap viewer with no downloading needed.</text:span><text:line-break/><text:span text:style-name="T2">L75-77 I understand the desire to have a systematic naming convention, but suggesting that files are difficult to find on a computer is a stretch</text:span><text:line-break/><text:span text:style-name="T2">L92 Referring to your “perceived best practices” introduces the possibility that others don’t share your opinions. Please keep your writing objective. E.g., “Combining consensus across available eSTZs, in addition to data standardization, results in the following recommendations.” Or something.</text:span><text:line-break/><text:span text:style-name="T2">L109 I don’t agree that the 12 DOI regions reflect ecology well – they often mix very different ecosystems/ecoregions. E.g., “California-Great Basin”. Omernik L2 would be better</text:span><text:line-break/><text:span text:style-name="T2">L111-116 Agreed that maps should be standardized and provided with the download. But, the maps are readily available for quick answers under the current format.</text:span><text:line-break/><text:span text:style-name="T2">L114 Can you please define what constitutes geographically relevant cities and sensible categorical color schemes?</text:span><text:line-break/><text:soft-page-break/><text:span text:style-name="T2">L120 There’s a lot of relying on the author’s experience in this paper. There are general methods papers that can back some of these statements up.</text:span><text:line-break/><text:span text:style-name="T2">L126 Not sure about asking developers to do something to promote bad practice, perhaps reword</text:span><text:line-break/><text:span text:style-name="T2">L130 If #2 is an integer allowing for quick filtering, why does it need to be identified by practitioners? Or, who do you mean by practitioners in this scenario?</text:span><text:line-break/><text:span text:style-name="T2">L133 Don’t opine</text:span><text:line-break/><text:span text:style-name="T2">L142 Is this in reference to difficulties that occur when a seed source isn’t available from the seed zone where the restoration site is? “Observing consternation” may better be relayed to readers as “Selecting seed sources for restoration sites is difficult when there is not a direct match between seed transfer zones” or something.</text:span><text:line-break/><text:span text:style-name="T2">L148-162 I agree that polygons promote the idea of hard boundaries that can be confusing, which is why (in part) tools have been created that work across continuous space (Climate Smart Restoration Tool; St. Clair et al. 2022). In addition, research has illuminated that geographically close points across zone boundaries can be more environmentally similar than geographically distant points in the same STZ (Massatti et al. 2020, which you cite above in the STZ data section but does not report STZ data). You need a more highly developed discussion of these ideas – not including them comes off as short sided and opinionated.</text:span><text:line-break/><text:span text:style-name="T2">L168 I suggest avoiding telling readers why the process may seem onerous.</text:span><text:line-break/><text:span text:style-name="T2">Figure 1 – The location of the first three panels is not immediately clear. The figures suggests common gardens are required – is this what you mean to convey?</text:span><text:line-break/><text:line-break/><text:line-break/><text:line-break/><text:span text:style-name="T2">Reviewer: 2</text:span><text:line-break/><text:line-break/><text:span text:style-name="T2">Comments to the Author</text:span><text:line-break/><text:span text:style-name="T2">This manuscript addresses a clear need for improvement in the consistency of data products associated with empirical seed transfer zones. While file naming conventions, etc. may seem minor in the grand scheme of things, these details have major implications for usability, which ultimately hinders the application of these resources to further restoration efforts. Overall, I greatly enjoyed the written manuscript and the figures. While I have not investigated the R package, I think it is terrific that the authors have provided such a tool to ease implementation of their recommendations. I have included a few minor comments on the manuscript in the table below.</text:span><text:line-break/><text:line-break/><text:span text:style-name="T2">Line # / Section        Comment</text:span><text:line-break/><text:span text:style-name="T2"><office:annotation office:name="__Annotation__441_315792196" loext:resolved="false"><dc:creator>Unknown Author</dc:creator><dc:date>2025-03-11T18:51:12.221795608</dc:date><text:p text:style-name="P2"><text:span text:style-name="T3">Changed to ‘introduced’ - this was a no pun intended situation. BUT agree with reviewer. </text:span></text:p></office:annotation></text:span><text:span text:style-name="T2">40      While I enjoy the playfulness, I think there may be a more straight forward verb than “propagated” to convey the intended meaning here</text:span><office:annotation-end office:name="__Annotation__441_315792196"/><text:line-break/><text:span text:style-name="T2">138     In regards to the “two main regions” – are there always at least two? Or should this be phrased as “up to two regions”, as stated in Figure 6 caption?</text:span><text:line-break/><text:span text:style-name="T2"><office:annotation office:name="__Annotation__780_315792196" loext:resolved="false"><dc:creator>Unknown Author</dc:creator><dc:date>2025-03-11T18:55:31.754807305</dc:date><text:p text:style-name="P2"><text:span text:style-name="T3">Made consistent as UPPERCASE. Graphic user Interface spelled out at first mention. I hope that is enough, this would be good for a definition box, but I don’t think we have enough terms to warrant that. But let’s keep the possibility in mind. </text:span></text:p></office:annotation></text:span><text:span text:style-name="T2">156     I don’t think ‘GUI’ is defined in the manuscript, also GUI (as ‘non-gui’) appears lowercase in line 220, authors may want to make that consistent throughout.</text:span><office:annotation-end office:name="__Annotation__780_315792196"/><text:line-break/><text:span text:style-name="T2"><office:annotation office:name="__Annotation__900_315792196" loext:resolved="false"><dc:creator>Unknown Author</dc:creator><dc:date>2025-03-11T18:58:21.298800190</dc:date><text:p text:style-name="P2"><text:span text:style-name="T3">D’oh, absolutely, good catch. embarrassing. </text:span></text:p></office:annotation></text:span><text:span text:style-name="T2">205     I think the single quotations should omit ‘pronounced’</text:span><office:annotation-end office:name="__Annotation__900_315792196"/><text:line-break/><text:span text:style-name="T2">218-219 Is the re-processed data available online? If so, please provide those details.</text:span><text:line-break/><text:span text:style-name="T2">Literature Cited        Scientific names need to be formatting appropriately throughout</text:span><text:line-break/><text:span text:style-name="T2"><office:annotation office:name="__Annotation__910_315792196" loext:resolved="false"><dc:creator>Unknown Author</dc:creator><dc:date>2025-03-11T18:58:53.427171960</dc:date><text:p text:style-name="P2"><text:span text:style-name="T3">To date, it did not, however i move to include both reviewers into acknowledgments as all statements have been constructive.</text:span></text:p></office:annotation></text:span><text:span text:style-name="T2">Acknowledgements?       Does the paper require an Acknowledgements section</text:span><office:annotation-end office:name="__Annotation__910_315792196"/><text:span text:style-name="T2">?</text:span><text:line-break/><text:span text:style-name="T2">Figure 5        In the data file names, what does the ‘I’ refer to proceeding the ‘g’ (genetics)? Also, should the map file under information be a .pdf as specified in the text?</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8:47:17.608457271</meta:creation-date>
    <dc:date>2025-03-11T19:01:29.157265758</dc:date>
    <meta:editing-duration>PT14M11S</meta:editing-duration>
    <meta:editing-cycles>3</meta:editing-cycles>
    <meta:generator>LibreOffice/7.3.7.2$Linux_X86_64 LibreOffice_project/30$Build-2</meta:generator>
    <meta:document-statistic meta:table-count="0" meta:image-count="0" meta:object-count="0" meta:page-count="2" meta:paragraph-count="1" meta:word-count="1128" meta:character-count="7057" meta:non-whitespace-character-count="5872"/>
  </office:meta>
</office:document-meta>
</file>